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Caslon" svg:font-family="Caslon" style:font-pitch="variable"/>
    <style:font-face style:name="Linux Biolinum O1" svg:font-family="'Linux Biolinum O'" style:font-pitch="variable"/>
    <style:font-face style:name="Linux Biolinum O" svg:font-family="'Linux Biolinum O'" style:font-adornments="Regular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7" style:family="table">
      <style:table-properties style:width="6.925in" table:align="margins" style:shadow="none"/>
    </style:style>
    <style:style style:name="Table7.A" style:family="table-column">
      <style:table-column-properties style:column-width="3.4625in" style:rel-column-width="32767*"/>
    </style:style>
    <style:style style:name="Table7.1" style:family="table-row">
      <style:table-row-properties style:min-row-height="0.3764in"/>
    </style:style>
    <style:style style:name="Table7.A1" style:family="table-cell">
      <style:table-cell-properties fo:padding="0.0382in" fo:border="none"/>
    </style:style>
    <style:style style:name="Table6" style:family="table">
      <style:table-properties style:width="3.3861in" table:align="margins"/>
    </style:style>
    <style:style style:name="Table6.A" style:family="table-column">
      <style:table-column-properties style:column-width="1.6931in" style:rel-column-width="3276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42cbf" officeooo:paragraph-rsid="00142cbf"/>
    </style:style>
    <style:style style:name="P2" style:family="paragraph" style:parent-style-name="Standard">
      <style:paragraph-properties fo:text-align="start" style:justify-single-word="false"/>
      <style:text-properties fo:font-weight="bold" officeooo:rsid="00159ef3" officeooo:paragraph-rsid="00159ef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e181e" fo:font-weight="bold" officeooo:rsid="00142cbf" officeooo:paragraph-rsid="00142cbf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3pt" fo:font-weight="bold" officeooo:rsid="00142cbf" officeooo:paragraph-rsid="00142cbf" style:font-size-asian="13pt" style:font-weight-asian="bold" style:font-size-complex="13pt" style:font-weight-complex="bold"/>
    </style:style>
    <style:style style:name="P5" style:family="paragraph" style:parent-style-name="Text_20_body">
      <style:text-properties officeooo:rsid="00159ef3" officeooo:paragraph-rsid="00159ef3"/>
    </style:style>
    <style:style style:name="P6" style:family="paragraph" style:parent-style-name="Text_20_body">
      <style:text-properties officeooo:rsid="00159ef3" officeooo:paragraph-rsid="00173d63"/>
    </style:style>
    <style:style style:name="P7" style:family="paragraph" style:parent-style-name="Text_20_body">
      <style:text-properties officeooo:rsid="001dc1aa" officeooo:paragraph-rsid="001dc1aa"/>
    </style:style>
    <style:style style:name="P8" style:family="paragraph" style:parent-style-name="Text_20_body">
      <style:paragraph-properties fo:text-align="start" style:justify-single-word="false"/>
      <style:text-properties fo:font-weight="bold" officeooo:rsid="00159ef3" officeooo:paragraph-rsid="0020aa5a" style:font-weight-asian="bold" style:font-weight-complex="bold"/>
    </style:style>
    <style:style style:name="P9" style:family="paragraph" style:parent-style-name="Text_20_body">
      <style:paragraph-properties fo:text-align="end" style:justify-single-word="false"/>
      <style:text-properties officeooo:rsid="00220a07" officeooo:paragraph-rsid="00220a07"/>
    </style:style>
    <style:style style:name="P10" style:family="paragraph" style:parent-style-name="Text_20_body">
      <style:paragraph-properties fo:text-align="end" style:justify-single-word="false"/>
      <style:text-properties officeooo:rsid="002252b1" officeooo:paragraph-rsid="0024085f"/>
    </style:style>
    <style:style style:name="P11" style:family="paragraph" style:parent-style-name="Table_20_Contents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3017" style:font-weight-asian="bold" style:font-weight-complex="bold"/>
    </style:style>
    <style:style style:name="T3" style:family="text">
      <style:text-properties fo:font-weight="bold" officeooo:rsid="001c6257" style:font-weight-asian="bold" style:font-weight-complex="bold"/>
    </style:style>
    <style:style style:name="T4" style:family="text">
      <style:text-properties fo:font-weight="bold" officeooo:rsid="002252b1" style:font-weight-asian="bold" style:font-weight-complex="bold"/>
    </style:style>
    <style:style style:name="T5" style:family="text">
      <style:text-properties fo:font-weight="bold" officeooo:rsid="0024085f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73d63" style:font-weight-asian="normal" style:font-weight-complex="normal"/>
    </style:style>
    <style:style style:name="T8" style:family="text">
      <style:text-properties fo:font-weight="normal" officeooo:rsid="0024085f" style:font-weight-asian="normal" style:font-weight-complex="normal"/>
    </style:style>
    <style:style style:name="T9" style:family="text">
      <style:text-properties officeooo:rsid="001c6257"/>
    </style:style>
    <style:style style:name="T10" style:family="text">
      <style:text-properties officeooo:rsid="00220a07"/>
    </style:style>
    <style:style style:name="T11" style:family="text">
      <style:text-properties officeooo:rsid="002252b1"/>
    </style:style>
    <style:style style:name="T12" style:family="text">
      <style:text-properties officeooo:rsid="002408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ATA STRUCTURE</text:p>
      <text:p text:style-name="P4">STACK</text:p>
      <text:p text:style-name="P1"/>
      <text:p text:style-name="P1"/>
      <text:p text:style-name="P3">Implement stack using <text:span text:style-name="T10">static</text:span> array</text:p>
      <text:p text:style-name="P2">Declaration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Code">#define MAX_SIZE 10</text:p>
            <text:p text:style-name="Code"/>
            <text:p text:style-name="Code">class stack</text:p>
            <text:p text:style-name="Code">{</text:p>
            <text:p text:style-name="Code">private:</text:p>
            <text:p text:style-name="Code"><text:s text:c="4"/>int arr[MAX_SIZE];</text:p>
            <text:p text:style-name="Code"><text:s text:c="4"/>int top = -1;</text:p>
            <text:p text:style-name="Code"/>
            <text:p text:style-name="Code">public:</text:p>
            <text:p text:style-name="Code"><text:s text:c="4"/>void push(int val);</text:p>
            <text:p text:style-name="Code"><text:s text:c="4"/>int pop();</text:p>
            <text:p text:style-name="Code"><text:s text:c="4"/>int peek();</text:p>
            <text:p text:style-name="Code"><text:s text:c="4"/>int is_empty(); <text:s text:c="7"/></text:p>
            <text:p text:style-name="Code">};</text:p>
          </table:table-cell>
        </table:table-row>
      </table:table>
      <text:p text:style-name="Text_20_body"/>
      <text:p text:style-name="P6"><text:span text:style-name="T1">Impleme</text:span><text:span text:style-name="T2">n</text:span><text:span text:style-name="T1">tation</text:span><text:span text:style-name="T6"><text:line-break/></text:span><text:span text:style-name="T7">Push operation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Code">void stack::push(int val)</text:p>
            <text:p text:style-name="Code">{</text:p>
            <text:p text:style-name="Code"><text:s text:c="4"/>if (top == MAX_SIZE-1)</text:p>
            <text:p text:style-name="Code"><text:s text:c="4"/>{</text:p>
            <text:p text:style-name="Code"><text:s text:c="8"/>std::cout &lt;&lt; "stack is full, can not push\n";</text:p>
            <text:p text:style-name="Code"><text:s text:c="4"/>} </text:p>
            <text:p text:style-name="Code"><text:s text:c="4"/>else </text:p>
            <text:p text:style-name="Code"><text:s text:c="4"/>{</text:p>
            <text:p text:style-name="Code"><text:s text:c="8"/>top++;</text:p>
            <text:p text:style-name="Code"><text:s text:c="8"/>arr[top] = val;</text:p>
            <text:p text:style-name="Code"><text:s text:c="4"/>}</text:p>
            <text:p text:style-name="Code">}</text:p>
          </table:table-cell>
        </table:table-row>
      </table:table>
      <text:p text:style-name="P6"><text:span text:style-name="T7"/></text:p>
      <text:p text:style-name="P6"><text:span text:style-name="T7">Pop operation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Code">int stack::pop()</text:p>
            <text:p text:style-name="Code">{</text:p>
            <text:p text:style-name="Code"><text:s text:c="4"/>if (is_empty())</text:p>
            <text:p text:style-name="Code"><text:s text:c="4"/>{</text:p>
            <text:p text:style-name="Code"><text:s text:c="8"/>std::cout &lt;&lt; "stack is empty, can not pop\n";</text:p>
            <text:p text:style-name="Code"><text:s text:c="4"/>}</text:p>
            <text:p text:style-name="Code"><text:s text:c="4"/>else</text:p>
            <text:p text:style-name="Code"><text:s text:c="4"/>{</text:p>
            <text:p text:style-name="Code"><text:s text:c="8"/>int val = arr[top];</text:p>
            <text:p text:style-name="Code"><text:s text:c="8"/>top--;</text:p>
            <text:p text:style-name="Code"><text:s text:c="8"/>return val;</text:p>
            <text:p text:style-name="Code"><text:s text:c="4"/>}</text:p>
            <text:p text:style-name="Code"><text:soft-page-break/>}</text:p>
          </table:table-cell>
        </table:table-row>
      </table:table>
      <text:p text:style-name="P6"><text:span text:style-name="T7"/></text:p>
      <text:p text:style-name="P6"><text:span text:style-name="T7">Peek operation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Code">int stack::peek()</text:p>
            <text:p text:style-name="Code">{</text:p>
            <text:p text:style-name="Code"><text:s text:c="4"/>if (is_empty()) </text:p>
            <text:p text:style-name="Code"><text:s text:c="4"/>{</text:p>
            <text:p text:style-name="Code"><text:s text:c="8"/>std::cout &lt;&lt; "stack is empty, can not peek\n";</text:p>
            <text:p text:style-name="Code"><text:s text:c="8"/>return -1;</text:p>
            <text:p text:style-name="Code"><text:s text:c="4"/>} </text:p>
            <text:p text:style-name="Code"><text:s text:c="4"/>else</text:p>
            <text:p text:style-name="Code"><text:s text:c="4"/>{</text:p>
            <text:p text:style-name="Code"><text:s text:c="8"/>return arr[top];</text:p>
            <text:p text:style-name="Code"><text:s text:c="4"/>}</text:p>
            <text:p text:style-name="Code">}</text:p>
          </table:table-cell>
        </table:table-row>
      </table:table>
      <text:p text:style-name="P6"><text:span text:style-name="T7"/></text:p>
      <text:p text:style-name="P6"><text:span text:style-name="T7">Function is_empty()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Code">int stack::is_empty() </text:p>
            <text:p text:style-name="Code">{</text:p>
            <text:p text:style-name="Code"><text:s text:c="4"/>return (top == -1);</text:p>
            <text:p text:style-name="Code">}</text:p>
          </table:table-cell>
        </table:table-row>
      </table:table>
      <text:p text:style-name="P6"><text:span text:style-name="T7"/></text:p>
      <table:table table:name="Table7" table:style-name="Table7">
        <table:table-column table:style-name="Table7.A" table:number-columns-repeated="2"/>
        <table:table-row table:style-name="Table7.1">
          <table:table-cell table:style-name="Table7.A1" office:value-type="string">
            <text:p text:style-name="P8"><text:span text:style-name="T9">Performance</text:span></text:p>
          </table:table-cell>
          <table:table-cell table:style-name="Table7.A1" table:number-rows-spanned="2" office:value-type="string">
            <text:p text:style-name="P10"><text:span text:style-name="T1">Pros<text:line-break/></text:span><text:span text:style-name="T12">Simple<text:line-break/>Operations takes constant time<text:line-break/></text:span></text:p>
            <text:p text:style-name="P10"><text:span text:style-name="T1">Cons<text:line-break/></text:span><text:span text:style-name="T8">Size is limited</text:span><text:span text:style-name="T12"><text:line-break/></text:span></text:p>
          </table:table-cell>
        </table:table-row>
        <table:table-row table:style-name="Table7.1">
          <table:table-cell table:style-name="Table7.A1" office:value-type="string">
            <table:table table:name="Table6" table:style-name="Table6">
              <table:table-column table:style-name="Table6.A" table:number-columns-repeated="2"/>
              <table:table-row>
                <table:table-cell table:style-name="Table6.A1" office:value-type="string">
                  <text:p text:style-name="P7">Operation</text:p>
                </table:table-cell>
                <table:table-cell table:style-name="Table6.B1" office:value-type="string">
                  <text:p text:style-name="P7">Complexity</text:p>
                </table:table-cell>
              </table:table-row>
              <table:table-row>
                <table:table-cell table:style-name="Table6.A2" office:value-type="string">
                  <text:p text:style-name="P7">push</text:p>
                </table:table-cell>
                <table:table-cell table:style-name="Table6.B2" office:value-type="string">
                  <text:p text:style-name="P7">O(1)</text:p>
                </table:table-cell>
              </table:table-row>
              <table:table-row>
                <table:table-cell table:style-name="Table6.A2" office:value-type="string">
                  <text:p text:style-name="P7">pop</text:p>
                </table:table-cell>
                <table:table-cell table:style-name="Table6.B2" office:value-type="string">
                  <text:p text:style-name="P7">O(1)</text:p>
                </table:table-cell>
              </table:table-row>
              <table:table-row>
                <table:table-cell table:style-name="Table6.A2" office:value-type="string">
                  <text:p text:style-name="P7">peek</text:p>
                </table:table-cell>
                <table:table-cell table:style-name="Table6.B2" office:value-type="string">
                  <text:p text:style-name="P7">O(1)</text:p>
                </table:table-cell>
              </table:table-row>
            </table:table>
            <text:p text:style-name="P11"/>
          </table:table-cell>
          <table:covered-table-cell/>
        </table:table-row>
      </table:table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Caslon" svg:font-family="Caslon" style:font-pitch="variable"/>
    <style:font-face style:name="Linux Biolinum O1" svg:font-family="'Linux Biolinum O'" style:font-pitch="variable"/>
    <style:font-face style:name="Linux Biolinum O" svg:font-family="'Linux Biolinum O'" style:font-adornments="Regular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Biolinum O" fo:font-family="'Linux Biolinum O'" style:font-style-name="Regular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Code" style:family="paragraph" style:parent-style-name="Table_20_Contents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23:24:03.450910469</meta:creation-date>
    <dc:date>2018-11-27T00:07:20.756232134</dc:date>
    <meta:editing-duration>PT33M1S</meta:editing-duration>
    <meta:editing-cycles>14</meta:editing-cycles>
    <meta:generator>LibreOffice/6.0.6.2$Linux_X86_64 LibreOffice_project/00m0$Build-2</meta:generator>
    <meta:document-statistic meta:table-count="7" meta:image-count="0" meta:object-count="0" meta:page-count="2" meta:paragraph-count="72" meta:word-count="145" meta:character-count="984" meta:non-whitespace-character-count="717"/>
  </office:meta>
</office:document-meta>
</file>